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229b" officeooo:paragraph-rsid="0013229b"/>
    </style:style>
    <style:style style:name="P2" style:family="paragraph" style:parent-style-name="Standard">
      <style:text-properties officeooo:paragraph-rsid="0013229b"/>
    </style:style>
    <style:style style:name="P3" style:family="paragraph" style:parent-style-name="Text_20_body">
      <style:text-properties officeooo:paragraph-rsid="0013229b"/>
    </style:style>
    <style:style style:name="P4" style:family="paragraph" style:parent-style-name="Text_20_body" style:list-style-name="L1"/>
    <style:style style:name="T1" style:family="text">
      <style:text-properties officeooo:rsid="0013229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OMBIE VS ORPHAN:</text:p>
      <text:p text:style-name="P2"><text:span text:style-name="T1"><text:s text:c="3"/><text:tab/></text:span>A <text:span text:style-name="Strong_20_Emphasis">zombie process</text:span> is a process that has <text:span text:style-name="Strong_20_Emphasis">finished execution</text:span> (terminated) but still <text:span text:style-name="Strong_20_Emphasis">has an entry in the process table</text:span>.</text:p>
      <text:p text:style-name="P2"><text:span text:style-name="Strong_20_Emphasis">Still in process table</text:span> → occupies a PID.</text:p>
      <text:p text:style-name="P2"><text:span text:style-name="Strong_20_Emphasis">Cannot run</text:span> anymore.</text:p>
      <text:p text:style-name="P2"><text:span text:style-name="Strong_20_Emphasis">Parent needs to call </text:span><text:span text:style-name="Strong_20_Emphasis"><text:span text:style-name="Source_20_Text">wait()</text:span></text:span> to clean it up (reap it).</text:p>
      <text:p text:style-name="P2"/>
      <text:p text:style-name="P2">#include &lt;stdio.h&gt;</text:p>
      <text:p text:style-name="P2">#include &lt;unistd.h&gt;</text:p>
      <text:p text:style-name="P2"/>
      <text:p text:style-name="P2">int main() {</text:p>
      <text:p text:style-name="P2"><text:s text:c="4"/>if(fork() == 0) {</text:p>
      <text:p text:style-name="P2"><text:s text:c="8"/>// Child process</text:p>
      <text:p text:style-name="P2"><text:s text:c="8"/>printf("Child exiting...\n");</text:p>
      <text:p text:style-name="P2"><text:s text:c="8"/>_exit(0); <text:s/>// Child exits</text:p>
      <text:p text:style-name="P2"><text:s text:c="4"/>} else {</text:p>
      <text:p text:style-name="P2"><text:s text:c="8"/>// Parent does not wait</text:p>
      <text:p text:style-name="P2"><text:s text:c="8"/>printf("Parent sleeping...\n");</text:p>
      <text:p text:style-name="P2"><text:s text:c="8"/>sleep(10); <text:s/>// During this time, child is zombie</text:p>
      <text:p text:style-name="P2"><text:s text:c="4"/>}</text:p>
      <text:p text:style-name="P2"><text:s text:c="4"/>return 0;</text:p>
      <text:p text:style-name="P2">}</text:p>
      <text:p text:style-name="P2"/>
      <text:p text:style-name="P3">An <text:span text:style-name="Strong_20_Emphasis">orphan process</text:span> is a process whose <text:span text:style-name="Strong_20_Emphasis">parent has terminated</text:span> before it.</text:p>
      <text:list text:style-name="L1">
        <text:list-item>
          <text:p text:style-name="P4">The process is <text:span text:style-name="Strong_20_Emphasis">still running</text:span>, but its <text:span text:style-name="Strong_20_Emphasis">parent no longer exists</text:span>.</text:p>
        </text:list-item>
        <text:list-item>
          <text:p text:style-name="P4">Orphan processes are <text:span text:style-name="Strong_20_Emphasis">adopted by </text:span><text:span text:style-name="Strong_20_Emphasis"><text:span text:style-name="Source_20_Text">init</text:span></text:span><text:span text:style-name="Strong_20_Emphasis"> (PID 1)</text:span> or systemd.</text:p>
        </text:list-item>
        <text:list-item>
          <text:p text:style-name="P4"><text:span text:style-name="Strong_20_Emphasis">Parent is gone</text:span>, but the system ensures proper cleanup.</text:p>
        </text:list-item>
        <text:list-item>
          <text:p text:style-name="P4"><text:span text:style-name="Strong_20_Emphasis">Still alive and running</text:span> → can execute normally.</text:p>
        </text:list-item>
        <text:list-item>
          <text:p text:style-name="P4">the child prints <text:span text:style-name="Strong_20_Emphasis">PPID = 1</text:span>.</text:p>
          <text:p text:style-name="P4"/>
        </text:list-item>
      </text:list>
      <text:p text:style-name="P2">#include &lt;stdio.h&gt;</text:p>
      <text:p text:style-name="P2">#include &lt;unistd.h&gt;</text:p>
      <text:p text:style-name="P2"/>
      <text:p text:style-name="P2">int main() {</text:p>
      <text:p text:style-name="P2"><text:s text:c="4"/>if(fork() == 0) {</text:p>
      <text:p text:style-name="P2"><text:s text:c="8"/>// Child process</text:p>
      <text:p text:style-name="P2"><text:s text:c="8"/>sleep(5);</text:p>
      <text:p text:style-name="P2"><text:s text:c="8"/>printf("Child PPID after parent exits: %d\n", getppid());</text:p>
      <text:p text:style-name="P2"><text:s text:c="4"/>} else {</text:p>
      <text:p text:style-name="P2"><text:s text:c="8"/>// Parent exits immediately</text:p>
      <text:p text:style-name="P2"><text:s text:c="8"/>printf("Parent exiting...\n");</text:p>
      <text:p text:style-name="P2"><text:s text:c="4"/>}</text:p>
      <text:p text:style-name="P2"><text:s text:c="4"/>return 0;</text:p>
      <text:p text:style-name="P2">}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9T22:30:05.376986003</meta:creation-date>
    <dc:date>2025-09-19T22:33:20.369063056</dc:date>
    <meta:editing-duration>PT3M22S</meta:editing-duration>
    <meta:editing-cycles>1</meta:editing-cycles>
    <meta:document-statistic meta:table-count="0" meta:image-count="0" meta:object-count="0" meta:page-count="1" meta:paragraph-count="39" meta:word-count="184" meta:character-count="1170" meta:non-whitespace-character-count="903"/>
    <meta:generator>LibreOffice/25.2.2.2$Linux_X86_64 LibreOffice_project/520$Build-2</meta:generator>
  </office:meta>
</office:document-meta>
</file>